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9.463cm"/>
    </style:style>
    <style:style style:name="co4" style:family="table-column">
      <style:table-column-properties fo:break-before="auto" style:column-width="1.868cm"/>
    </style:style>
    <style:style style:name="co5" style:family="table-column">
      <style:table-column-properties fo:break-before="auto" style:column-width="1.148cm"/>
    </style:style>
    <style:style style:name="co6" style:family="table-column">
      <style:table-column-properties fo:break-before="auto" style:column-width="4.514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0.861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1.632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6.011cm"/>
    </style:style>
    <style:style style:name="co16" style:family="table-column">
      <style:table-column-properties fo:break-before="auto" style:column-width="2.865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eaa94c"/>
      <style:text-properties fo:color="#000000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1</text:p>
          </table:table-cell>
          <table:table-cell table:style-name="ce3" table:number-columns-repeated="2"/>
          <table:table-cell table:style-name="ce3" office:value-type="string">
            <text:p>TST_SLASHFAMILY1</text:p>
          </table:table-cell>
          <table:table-cell table:style-name="ce3" table:number-columns-repeated="25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TestDefault.php</text:p>
          </table:table-cell>
          <table:table-cell table:style-name="ce1" table:number-columns-repeated="254"/>
        </table:table-row>
        <table:table-row table:style-name="ro1">
          <table:table-cell table:style-name="ce1" office:value-type="string">
            <text:p>RESET</text:p>
          </table:table-cell>
          <table:table-cell table:style-name="ce1" office:value-type="string">
            <text:p>default</text:p>
          </table:table-cell>
          <table:table-cell table:style-name="ce1"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5"/>
          <table:table-cell table:style-name="ce5" office:value-type="string">
            <text:p>etitle=test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6" office:value-type="string">
            <text:p>::isOne()</text:p>
          </table:table-cell>
          <table:table-cell table:style-name="ce5"/>
          <table:table-cell/>
          <table:table-cell table:style-name="ce5" office:value-type="string">
            <text:p>etitle="number"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6" office:value-type="string">
            <text:p>::oneMore("3")</text:p>
          </table:table-cell>
          <table:table-cell table:style-name="ce5"/>
          <table:table-cell/>
          <table:table-cell table:style-name="ce5" office:value-type="string">
            <text:p>etitle=A\B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etitle=C\\D</text:p>
          </table:table-cell>
          <table:table-cell table:style-name="ce5"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quote=test"|other=\"test\"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6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0">
            <text:p>2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4"/>
          <table:table-cell/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1">
            <text:p>201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2">
            <text:p>202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6" office:value-type="string">
            <text:p>::commaConcat(TST_TEXT1, TST_TEXT2)</text:p>
          </table:table-cell>
          <table:table-cell table:style-name="ce5"/>
          <table:table-cell/>
          <table:table-cell table:style-name="ce5" table:number-columns-repeated="241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jsonconf={"addPlugins": ["docattr"],"doclink": {"famId": "DIR", "filter" : "title=\\'Comptes\\'"}}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4">
            <text:p>204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5">
            <text:p>205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ext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206">
            <text:p>206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e title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4</text:p>
          </table:table-cell>
          <table:table-cell table:style-name="ce6" office:value-type="string">
            <text:p>::oneMore("3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5</text:p>
          </table:table-cell>
          <table:table-cell table:style-name="ce6" office:value-type="string">
            <text:p>::oneMore('4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6</text:p>
          </table:table-cell>
          <table:table-cell table:style-name="ce6" office:value-type="string">
            <text:p>::simpleAdd("34","16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7</text:p>
          </table:table-cell>
          <table:table-cell table:style-name="ce6" office:value-type="string">
            <text:p>::simpleAdd("34", '16', TST_NUMBER1, TST_NUMBER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8</text:p>
          </table:table-cell>
          <table:table-cell table:style-name="ce6" office:value-type="string">
            <text:p>TestStaticDefault::multiAdd(1,2,3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9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1</text:p>
          </table:table-cell>
          <table:table-cell table:style-name="ce6" office:value-type="string">
            <text:p>::itSelf('TST_TITLE'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2</text:p>
          </table:table-cell>
          <table:table-cell table:style-name="ce6" office:value-type="string">
            <text:p>::itSelf("TST_TITLE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3</text:p>
          </table:table-cell>
          <table:table-cell table:style-name="ce6" office:value-type="string">
            <text:p>::commaConcat(TST_TEXT1, TST_TEXT2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4</text:p>
          </table:table-cell>
          <table:table-cell table:style-name="ce6" office:value-type="string">
            <text:p>::commaConcat("it is", 'simple word', testing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5</text:p>
          </table:table-cell>
          <table:table-cell table:style-name="ce6" office:value-type="string">
            <text:p>::commaConcat("it's", 'a "citation"', "and \"second\""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EXT6</text:p>
          </table:table-cell>
          <table:table-cell table:style-name="ce6" office:value-type="string">
            <text:p>TestStaticDefault::semiColumnConcat("[",TST_TEXT1,"]"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20">
          <table:table-cell table:style-name="ce1" table:number-columns-repeated="256"/>
        </table:table-row>
        <table:table-row table:style-name="ro1" table:number-rows-repeated="104850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8T08:59:58</dc:date>
    <dc:creator>Eric Brison</dc:creator>
    <meta:generator>LibreOffice/3.5$Linux_x86 LibreOffice_project/350m1$Build-2</meta:generator>
    <meta:editing-duration>P3DT11H16M16S</meta:editing-duration>
    <meta:editing-cycles>100</meta:editing-cycles>
    <meta:document-statistic meta:table-count="1" meta:cell-count="266" meta:object-count="0"/>
  </office:meta>
</office:document-meta>
</file>